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rriweather" svg:font-family="Merriweather"/>
    <style:font-face style:name="Monaco" svg:font-family="Monaco, Consolas, 'andale mono', 'dejavu sans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swald" svg:font-family="Oswald"/>
  </office:font-face-decls>
  <office:automatic-styles>
    <style:style style:name="P1" style:family="paragraph" style:parent-style-name="Heading_20_2">
      <style:paragraph-properties fo:margin-left="0cm" fo:margin-right="0cm" fo:margin-top="0cm" fo:margin-bottom="0.529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text-line-through-style="none" style:text-line-through-type="none" style:font-name="Oswald" fo:font-style="normal" style:text-underline-style="none" fo:font-weight="normal" style:text-blinking="false"/>
    </style:style>
    <style:style style:name="P2" style:family="paragraph" style:parent-style-name="Heading_20_2">
      <style:text-properties fo:font-variant="normal" fo:text-transform="none" fo:color="#222222" loext:opacity="100%" style:text-line-through-style="none" style:text-line-through-type="none" style:font-name="Oswald" fo:font-style="normal" style:text-underline-style="none" fo:font-weight="normal" style:text-blinking="false"/>
    </style:style>
    <style:style style:name="P3" style:family="paragraph" style:parent-style-name="Heading_20_2">
      <style:paragraph-properties fo:text-align="end" style:justify-single-word="false"/>
      <style:text-properties fo:font-variant="normal" fo:text-transform="none" fo:color="#222222" loext:opacity="100%" style:text-line-through-style="none" style:text-line-through-type="none" style:font-name="Oswald" fo:font-style="normal" style:text-underline-style="none" fo:font-weight="normal" officeooo:rsid="0000d06a" officeooo:paragraph-rsid="0000d06a" style:text-blinking="fals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6" style:family="paragraph" style:parent-style-name="Text_20_body" style:list-style-name="L3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7" style:family="paragraph" style:parent-style-name="Text_20_body" style:list-style-name="L4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paragraph-rsid="0000d06a"/>
    </style:style>
    <style:style style:name="P8" style:family="paragraph" style:parent-style-name="Text_20_body" style:list-style-name="L4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9" style:family="paragraph" style:parent-style-name="Text_20_body" style:list-style-name="L5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0" style:family="paragraph" style:parent-style-name="Text_20_body" style:list-style-name="L6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1" style:family="paragraph" style:parent-style-name="Text_20_body" style:list-style-name="L7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2" style:family="paragraph" style:parent-style-name="Text_20_body" style:list-style-name="L8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3" style:family="paragraph" style:parent-style-name="Text_20_body" style:list-style-name="L9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4" style:family="paragraph" style:parent-style-name="Text_20_body" style:list-style-name="L10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5" style:family="paragraph" style:parent-style-name="Text_20_body" style:list-style-name="L1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6" style:family="paragraph" style:parent-style-name="Text_20_body" style:list-style-name="L1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7" style:family="paragraph" style:parent-style-name="Text_20_body" style:list-style-name="L13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8" style:family="paragraph" style:parent-style-name="Text_20_body" style:list-style-name="L6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Merriweather" fo:font-size="12.75pt" fo:letter-spacing="normal" fo:font-style="normal" fo:font-weight="normal"/>
    </style:style>
    <style:style style:name="T1" style:family="text">
      <style:text-properties fo:font-variant="normal" fo:text-transform="none" fo:color="#222222" loext:opacity="100%" style:font-name="Merriweather" fo:font-size="12.75pt" fo:letter-spacing="normal" fo:font-style="normal" fo:font-weight="normal"/>
    </style:style>
    <style:style style:name="T2" style:family="text">
      <style:text-properties fo:font-variant="normal" fo:text-transform="none" fo:color="#222222" loext:opacity="100%" style:font-name="Merriweather" fo:font-size="12.75pt" fo:letter-spacing="normal" fo:font-style="normal" fo:font-weight="normal" officeooo:rsid="0000d06a"/>
    </style:style>
    <style:style style:name="T3" style:family="text">
      <style:text-properties fo:font-variant="normal" fo:text-transform="none" fo:color="#222222" loext:opacity="100%" style:font-name="Merriweather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222222" loext:opacity="100%" style:font-name="Monaco" fo:font-size="11.25pt" fo:letter-spacing="normal" fo:font-style="normal" fo:font-weight="normal"/>
    </style:style>
    <style:style style:name="T5" style:family="text">
      <style:text-properties fo:font-variant="normal" fo:text-transform="none" fo:color="#222222" loext:opacity="100%" style:font-name="Monaco" fo:font-size="11.25pt" fo:letter-spacing="normal" fo:font-style="normal" fo:font-weight="normal" officeooo:rsid="0000d06a"/>
    </style:style>
    <style:style style:name="T6" style:family="text">
      <style:text-properties fo:font-variant="normal" fo:text-transform="none" fo:color="#222222" loext:opacity="100%" style:font-name="Monaco" fo:font-size="11.25pt" fo:letter-spacing="normal" fo:font-style="normal" fo:font-weight="normal" officeooo:rsid="00013307"/>
    </style:style>
    <style:style style:name="T7" style:family="text">
      <style:text-properties fo:font-variant="normal" fo:text-transform="none" fo:color="#222222" loext:opacity="100%" style:font-name="Monaco" fo:font-size="11.25pt" fo:letter-spacing="normal" fo:font-style="normal" fo:font-weight="normal" officeooo:rsid="00013307" style:font-style-asian="normal" style:font-style-complex="normal"/>
    </style:style>
    <style:style style:name="T8" style:family="text">
      <style:text-properties fo:font-variant="normal" fo:text-transform="none" fo:color="#222222" loext:opacity="100%" style:font-name="Monaco" fo:font-size="11.25pt" fo:letter-spacing="normal" fo:font-style="italic" fo:font-weight="normal" officeooo:rsid="00013307" style:font-style-asian="italic" style:font-style-complex="italic"/>
    </style:style>
    <style:style style:name="T9" style:family="text">
      <style:text-properties fo:font-variant="normal" fo:text-transform="none" fo:color="#222222" loext:opacity="100%" style:font-name="Monaco" fo:font-size="12pt" fo:letter-spacing="normal" fo:font-style="normal" fo:font-weight="normal" style:font-size-asian="12pt" style:font-size-complex="12pt"/>
    </style:style>
    <style:style style:name="T10" style:family="text">
      <style:text-properties officeooo:rsid="0000d06a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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Comandos básicos muy útiles de Linux</text:h>
      <text:h text:style-name="P2" text:outline-level="2">Comandos básicos</text:h>
      <text:list xml:id="list937715576" text:style-name="L1">
        <text:list-item>
          <text:p text:style-name="P4"><text:span text:style-name="T1"><text:s/>Acercar ➜ </text:span><text:span text:style-name="Source_20_Text"><text:span text:style-name="T4">[CTRL] + [+]</text:span></text:span></text:p>
        </text:list-item>
        <text:list-item>
          <text:p text:style-name="P4"><text:span text:style-name="T1"><text:s/>Alejar ➜ </text:span><text:span text:style-name="Source_20_Text"><text:span text:style-name="T4">[CTRL] + [-]</text:span></text:span></text:p>
        </text:list-item>
        <text:list-item>
          <text:p text:style-name="P4"><text:span text:style-name="T1"><text:s/>Imprimir directorio de trabajo ➜ </text:span><text:span text:style-name="Source_20_Text"><text:span text:style-name="T4">pwd</text:span></text:span></text:p>
        </text:list-item>
        <text:list-item>
          <text:p text:style-name="P4"><text:span text:style-name="T1"><text:s/>Borrar el terminal ➜ </text:span><text:span text:style-name="Source_20_Text"><text:span text:style-name="T4">[CTRL] + [l] </text:span></text:span><text:span text:style-name="T1">o </text:span><text:span text:style-name="Source_20_Text"><text:span text:style-name="T4">clear</text:span></text:span></text:p>
        </text:list-item>
        <text:list-item>
          <text:p text:style-name="P4"><text:span text:style-name="T1"><text:s/>Asignar un alias ➜ </text:span><text:span text:style-name="Source_20_Text"><text:span text:style-name="T4">alias [alias-name]="[command-to-run]"</text:span></text:span></text:p>
        </text:list-item>
        <text:list-item>
          <text:p text:style-name="P4"><text:span text:style-name="T2">! Ejecutar </text:span><text:span text:style-name="T1">un archivo </text:span><text:span text:style-name="T2">con órdenes (cuidado, no crea subshell)</text:span><text:span text:style-name="T1"> ➜ </text:span><text:span text:style-name="Source_20_Text"><text:span text:style-name="T4">source [name-of-the-file-to-read-and-execute]</text:span></text:span></text:p>
        </text:list-item>
      </text:list>
      <text:h text:style-name="P1" text:outline-level="2"/>
      <text:h text:style-name="P1" text:outline-level="2"><text:bookmark text:name="Comandos_de_directorios_cd"/>Comandos de directorios (cd)</text:h>
      <text:list xml:id="list2347713134" text:style-name="L2">
        <text:list-item>
          <text:p text:style-name="P5"><text:span text:style-name="T1"><text:s/>Moverse a un directorio específico ➜ </text:span><text:span text:style-name="Source_20_Text"><text:span text:style-name="T4">cd [name-of-your-directory]</text:span></text:span></text:p>
        </text:list-item>
        <text:list-item>
          <text:p text:style-name="P5"><text:span text:style-name="T1"><text:s/>Moverse al directorio principal ➜ </text:span><text:span text:style-name="Source_20_Text"><text:span text:style-name="T4">cd ..</text:span></text:span></text:p>
        </text:list-item>
        <text:list-item>
          <text:p text:style-name="P5"><text:span text:style-name="T1"><text:s/>Ir al directorio de inicio ➜ </text:span><text:span text:style-name="Source_20_Text"><text:span text:style-name="T4">cd </text:span></text:span><text:span text:style-name="T1">o </text:span><text:span text:style-name="Source_20_Text"><text:span text:style-name="T4">cd ~</text:span></text:span></text:p>
        </text:list-item>
        <text:list-item>
          <text:p text:style-name="P5"><text:span text:style-name="T1"><text:s/>Moverse al último directorio en el que estaba ➜ </text:span><text:span text:style-name="Source_20_Text"><text:span text:style-name="T4">cd -</text:span></text:span></text:p>
        </text:list-item>
      </text:list>
      <text:h text:style-name="P1" text:outline-level="2"/>
      <text:h text:style-name="P1" text:outline-level="2"><text:bookmark text:name="Comando_de_listas_ls"/>Comando de listas (ls)</text:h>
      <text:list xml:id="list315529154" text:style-name="L3">
        <text:list-item>
          <text:p text:style-name="P6"><text:span text:style-name="T1"><text:s/>Enumerar todos los archivos y directorios visibles ➜ </text:span><text:span text:style-name="Source_20_Text"><text:span text:style-name="T4">ls</text:span></text:span></text:p>
        </text:list-item>
        <text:list-item>
          <text:p text:style-name="P6"><text:span text:style-name="T1"><text:s/></text:span><text:span text:style-name="T3">Enumerar todos los archivos y directorios (incluya archivos ocultos) ➜ </text:span><text:span text:style-name="Source_20_Text"><text:span text:style-name="T9">ls -a</text:span></text:span></text:p>
        </text:list-item>
        <text:list-item>
          <text:p text:style-name="P6"><text:span text:style-name="T1"><text:s/>Formato de lista larga ➜ </text:span><text:span text:style-name="Source_20_Text"><text:span text:style-name="T4">ls -l</text:span></text:span></text:p>
        </text:list-item>
        <text:list-item>
          <text:p text:style-name="P6"><text:span text:style-name="T1"><text:s/>Formato legible por humanos ➜ </text:span><text:span text:style-name="Source_20_Text"><text:span text:style-name="T4">ls -lh</text:span></text:span></text:p>
        </text:list-item>
        <text:list-item>
          <text:p text:style-name="P6"><text:span text:style-name="T1"><text:s/>Combinando argumentos: formato legible por humanos + archivos ocultos ➜ </text:span><text:span text:style-name="Source_20_Text"><text:span text:style-name="T4">ls -lah</text:span></text:span></text:p>
        </text:list-item>
        <text:list-item>
          <text:p text:style-name="P6"><text:span text:style-name="T1"><text:s/>Obtén más información sobre el comando ls ➜ </text:span><text:span text:style-name="Source_20_Text"><text:span text:style-name="T4">man ls</text:span></text:span></text:p>
        </text:list-item>
      </text:list>
      <text:p text:style-name="Standard"/>
      <text:h text:style-name="P2" text:outline-level="2">Comandos de Búsquedas</text:h>
      <text:list xml:id="list3172685646" text:style-name="L4">
        <text:list-item>
          <text:p text:style-name="P7"><text:span text:style-name="T1"><text:s/>!Busque el binario de un programa ➜ </text:span><text:span text:style-name="Source_20_Text"><text:span text:style-name="T4">which [name-of-the-program]</text:span></text:span><text:span text:style-name="T1">– </text:span></text:p>
        </text:list-item>
        <text:list-item>
          <text:p text:style-name="P7"><text:span text:style-name="T1"><text:s/>Busque el manual binario, fuente y de usuario de un programa ➜ </text:span><text:span text:style-name="Source_20_Text"><text:span text:style-name="T4">whereis [name-of-the-program]</text:span></text:span><text:span text:style-name="T1">– </text:span></text:p>
        </text:list-item>
        <text:list-item>
          <text:p text:style-name="P7"><text:span text:style-name="T1"><text:s/>Busque archivos y directorios por nombre ➜<text:line-break/></text:span><text:span text:style-name="Source_20_Text"><text:span text:style-name="T4">find [path-to-search] -iname [name-of-the-file-you-want-to-search]</text:span></text:span></text:p>
        </text:list-item>
        <text:list-item>
          <text:p text:style-name="P8"><text:span text:style-name="T1"><text:s/>Obtén más información sobre el comando de búsqueda ➜ </text:span><text:span text:style-name="Source_20_Text"><text:span text:style-name="T4">man find</text:span></text:span></text:p>
        </text:list-item>
        <text:list-item>
          <text:p text:style-name="P8"><text:span text:style-name="T1"><text:s/>Obtén una breve descripción de un comando ➜ </text:span><text:span text:style-name="Source_20_Text"><text:span text:style-name="T4">whatis [command-name</text:span></text:span><text:span text:style-name="Source_20_Text"><text:span text:style-name="T5">]</text:span></text:span></text:p>
        </text:list-item>
      </text:list>
      <text:p text:style-name="Standard"/>
      <text:h text:style-name="P2" text:outline-level="2"><text:soft-page-break/>Historial de Comandos</text:h>
      <text:list xml:id="list2029805375" text:style-name="L5">
        <text:list-item>
          <text:p text:style-name="P9"><text:span text:style-name="T1"><text:s/>Obtén comandos anteriores (uno por uno) ➜ Use </text:span><text:span text:style-name="Source_20_Text"><text:span text:style-name="T4">Up Arrow key</text:span></text:span><text:span text:style-name="T1">⬆️ para navegar por su historial</text:span></text:p>
        </text:list-item>
        <text:list-item>
          <text:p text:style-name="P9"><text:span text:style-name="T1"><text:s/>Obtén comandos anteriores (lista completa) ➜ </text:span><text:span text:style-name="Source_20_Text"><text:span text:style-name="T4">history</text:span></text:span><text:span text:style-name="T1">.</text:span></text:p>
        </text:list-item>
        <text:list-item>
          <text:p text:style-name="P9"><text:span text:style-name="T1"><text:s/>Repite los comandos del historial (comando bang) ➜ </text:span><text:span text:style-name="Source_20_Text"><text:span text:style-name="T4">history</text:span></text:span><text:span text:style-name="T1">➜</text:span><text:span text:style-name="Source_20_Text"><text:span text:style-name="T4">![number-of-the-command-to-repeat]</text:span></text:span></text:p>
        </text:list-item>
        <text:list-item>
          <text:p text:style-name="P9"><text:span text:style-name="T1"><text:s/>Repite el último comando (comando bang-bang) ➜ </text:span><text:span text:style-name="Source_20_Text"><text:span text:style-name="T4">!!</text:span></text:span></text:p>
        </text:list-item>
      </text:list>
      <text:p text:style-name="Standard"/>
      <text:h text:style-name="P2" text:outline-level="2">Comandos para Trabajar con Archivos y Directorios</text:h>
      <text:list xml:id="list1423724113" text:style-name="L6">
        <text:list-item>
          <text:p text:style-name="P10"><text:span text:style-name="T1"><text:s/>Crear un nuevo archivo (sin abrirlo) ➜ </text:span><text:span text:style-name="Source_20_Text"><text:span text:style-name="T4">touch [name-of-your-file]</text:span></text:span></text:p>
        </text:list-item>
        <text:list-item>
          <text:p text:style-name="P10"><text:span text:style-name="T1"><text:s/>Crear un nuevo archivo usando un editor de texto ➜ </text:span><text:span text:style-name="Source_20_Text"><text:span text:style-name="T4">vim [name-of-your-file]</text:span></text:span><text:span text:style-name="T1">o </text:span><text:span text:style-name="Source_20_Text"><text:span text:style-name="T4">nano [name-of-your-file]</text:span></text:span></text:p>
        </text:list-item>
        <text:list-item>
          <text:p text:style-name="P10"><text:span text:style-name="T1"><text:s/>Copiar un archivo ➜ </text:span><text:span text:style-name="Source_20_Text"><text:span text:style-name="T4">cp [source-path-of-your-file] [destination-path-for-your-file]</text:span></text:span></text:p>
        </text:list-item>
        <text:list-item>
          <text:p text:style-name="P10"><text:span text:style-name="T1"><text:s/>Crear un nuevo directorio ➜ </text:span><text:span text:style-name="Source_20_Text"><text:span text:style-name="T4">mkdir [new-directory-name]</text:span></text:span></text:p>
        </text:list-item>
        <text:list-item>
          <text:p text:style-name="P10"><text:span text:style-name="T1"><text:s/>Eliminar un directorio vacío ➜ </text:span><text:span text:style-name="Source_20_Text"><text:span text:style-name="T4">rmdir [name-of-the-directory-you-want-to-remove]</text:span></text:span></text:p>
        </text:list-item>
        <text:list-item>
          <text:p text:style-name="P18"><text:s/>Comando de eliminar (rm)</text:p>
          <text:list>
            <text:list-item>
              <text:list>
                <text:list-item>
                  <text:p text:style-name="P10"><text:span text:style-name="T1"><text:s/>Eliminar un archivo ➜ </text:span><text:span text:style-name="Source_20_Text"><text:span text:style-name="T4">rm [name-of-your-file]</text:span></text:span></text:p>
                </text:list-item>
                <text:list-item>
                  <text:p text:style-name="P10"><text:span text:style-name="T1"><text:s/>Eliminar un directorio de forma recursiva (usar con precaución) ➜ </text:span><text:span text:style-name="Source_20_Text"><text:span text:style-name="T4">rm -rf [name-of-your-directory]</text:span></text:span></text:p>
                </text:list-item>
              </text:list>
            </text:list-item>
          </text:list>
        </text:list-item>
        <text:list-item>
          <text:p text:style-name="P18"><text:s/>Comando de concatenar (<text:span text:style-name="T10">cat</text:span>)</text:p>
          <text:list>
            <text:list-item>
              <text:list>
                <text:list-item>
                  <text:p text:style-name="P10"><text:span text:style-name="T1"><text:s/>Ver un solo archivo ➜ </text:span><text:span text:style-name="Source_20_Text"><text:span text:style-name="T4">cat [name-of-your-file]</text:span></text:span></text:p>
                </text:list-item>
                <text:list-item>
                  <text:p text:style-name="P10"><text:span text:style-name="T1"><text:s/>Ver un solo archivo que incluye los números de línea ➜ </text:span><text:span text:style-name="Source_20_Text"><text:span text:style-name="T4">cat -n [name-of-your-file]</text:span></text:span></text:p>
                </text:list-item>
                <text:list-item>
                  <text:p text:style-name="P10"><text:span text:style-name="T1"><text:s/>Copiar el contenido de un archivo a otro archivo ➜ </text:span><text:span text:style-name="Source_20_Text"><text:span text:style-name="T4">cat [filename-whose-contents-is-to-be-copied] &gt; [destination-filename]</text:span></text:span></text:p>
                </text:list-item>
                <text:list-item>
                  <text:p text:style-name="P10"><text:span text:style-name="T1"><text:s/>Más información sobre el comando cat ➜ </text:span><text:span text:style-name="Source_20_Text"><text:span text:style-name="T4">man cat</text:span></text:span></text:p>
                </text:list-item>
              </text:list>
            </text:list-item>
          </text:list>
        </text:list-item>
        <text:list-item>
          <text:p text:style-name="P18"><text:s/>Comando de mover (mv)</text:p>
          <text:list>
            <text:list-item>
              <text:list>
                <text:list-item>
                  <text:p text:style-name="P10"><text:span text:style-name="T1"><text:s/>Mover un archivo ➜ </text:span><text:span text:style-name="Source_20_Text"><text:span text:style-name="T4">mv [source-path-of-your-file] [destination-path-for-your-file]</text:span></text:span></text:p>
                </text:list-item>
                <text:list-item>
                  <text:p text:style-name="P10"><text:span text:style-name="T1"><text:s/>Cambiar el nombre de un archivo ➜ </text:span><text:span text:style-name="Source_20_Text"><text:span text:style-name="T4">mv [name-of-your-file] [new name-of-your-file]</text:span></text:span></text:p>
                </text:list-item>
              </text:list>
            </text:list-item>
          </text:list>
        </text:list-item>
      </text:list>
      <text:p text:style-name="Standard"/>
      <text:h text:style-name="P2" text:outline-level="2">Buscar con Grep</text:h>
      <text:list xml:id="list509601106" text:style-name="L7">
        <text:list-item>
          <text:p text:style-name="P11"><text:span text:style-name="T1"><text:s/>Buscar una cadena dentro de un archivo ➜ </text:span><text:span text:style-name="Source_20_Text"><text:span text:style-name="T4">grep [term-to-search] [source-file-to-search]</text:span></text:span></text:p>
        </text:list-item>
        <text:list-item>
          <text:p text:style-name="P11"><text:span text:style-name="T1"><text:s/>Búsqueda que no distingue entre mayúsculas y minúsculas dentro de un archivo ➜ </text:span><text:span text:style-name="Source_20_Text"><text:span text:style-name="T4">grep -i [term-to-search] [source-file-to-search]</text:span></text:span></text:p>
        </text:list-item>
        <text:list-item>
          <text:p text:style-name="P11"><text:span text:style-name="T1"><text:s/>Buscar líneas que no coincidan dentro de un archivo ➜ </text:span><text:span text:style-name="Source_20_Text"><text:span text:style-name="T4">grep -v [term-to-search] [source-file-to-search]</text:span></text:span></text:p>
        </text:list-item>
        <text:list-item>
          <text:p text:style-name="P11"><text:soft-page-break/><text:span text:style-name="T1"><text:s/>Búsqueda recursiva dentro de un directorio ➜ </text:span><text:span text:style-name="Source_20_Text"><text:span text:style-name="T4">grep -r [term-to-search] [path-to-directory-to-search]</text:span></text:span></text:p>
        </text:list-item>
        <text:list-item>
          <text:p text:style-name="P11"><text:span text:style-name="T1"><text:s/>Varias búsquedas dentro de un archivo ➜ </text:span><text:span text:style-name="Source_20_Text"><text:span text:style-name="T4">grep -E "[first-term-to-search|second-term-to-search]" [source-file-to-search]</text:span></text:span></text:p>
        </text:list-item>
        <text:list-item>
          <text:p text:style-name="P11"><text:span text:style-name="T1"><text:s/>Contar los resultados de la búsqueda ➜ </text:span><text:span text:style-name="Source_20_Text"><text:span text:style-name="T4">grep -c [term-to-search] [source-file-to-search]</text:span></text:span></text:p>
        </text:list-item>
        <text:list-item>
          <text:p text:style-name="P11"><text:span text:style-name="T1"><text:s/>Mostrar el nombre de los archivos coincidentes ➜ </text:span><text:span text:style-name="Source_20_Text"><text:span text:style-name="T4">grep -l [term-to-search] [matching-files-to-search]</text:span></text:span></text:p>
        </text:list-item>
        <text:list-item>
          <text:p text:style-name="P11"><text:span text:style-name="T1"><text:s/>Más información sobre grep ➜ </text:span><text:span text:style-name="Source_20_Text"><text:span text:style-name="T4">man grep</text:span></text:span></text:p>
        </text:list-item>
      </text:list>
      <text:h text:style-name="P2" text:outline-level="2">Pipelines o Tuberías</text:h>
      <text:list xml:id="list481991033" text:style-name="L8">
        <text:list-item>
          <text:p text:style-name="P12"><text:span text:style-name="T1">Comandos en tuberías ➜ </text:span><text:span text:style-name="Source_20_Text"><text:span text:style-name="T4">[command 1] | [command 2] | [command n]</text:span></text:span></text:p>
        </text:list-item>
        <text:list-item>
          <text:p text:style-name="P12"><text:span text:style-name="T1">Canalización de resultados de búsqueda filtrados en un nuevo archivo ➜ </text:span><text:span text:style-name="Source_20_Text"><text:span text:style-name="T4">ls | grep [term-to-filter] | cat &gt; [path-to-new-file]/[name-for-new-file]</text:span></text:span></text:p>
        </text:list-item>
        <text:list-item>
          <text:p text:style-name="P12"><text:span text:style-name="T1">Buscar en el historial de comandos ➜ </text:span><text:span text:style-name="Source_20_Text"><text:span text:style-name="T4">history | grep "[term-to-search]"</text:span></text:span></text:p>
          <text:p text:style-name="P12"><text:span text:style-name="Source_20_Text"><text:span text:style-name="T4"/></text:span></text:p>
        </text:list-item>
      </text:list>
      <text:h text:style-name="P1" text:outline-level="2"><text:bookmark text:name="Permisos_Cambiar_el_comando_de_bits_del_modo_de_archivo_chmod"/>Permisos: Cambiar el comando de bits del modo de archivo (chmod)</text:h>
      <text:list xml:id="list3815822146" text:style-name="L9">
        <text:list-item>
          <text:p text:style-name="P13"><text:span text:style-name="T1"><text:s/>Agregar permiso de ejecución a todos ➜ </text:span><text:span text:style-name="Source_20_Text"><text:span text:style-name="T4">chmod a+x [name-of-the-file]</text:span></text:span><text:span text:style-name="T1">o</text:span><text:span text:style-name="Source_20_Text"><text:span text:style-name="T4">chmod +x [name-of-the-file]</text:span></text:span></text:p>
        </text:list-item>
        <text:list-item>
          <text:p text:style-name="P13"><text:span text:style-name="T1"><text:s/>Quitar el permiso de ejecución a todos ➜ </text:span><text:span text:style-name="Source_20_Text"><text:span text:style-name="T4">chmod a-x [name-of-the-file]</text:span></text:span><text:span text:style-name="T1">o</text:span><text:span text:style-name="Source_20_Text"><text:span text:style-name="T4">chmod -x [name-of-the-file]</text:span></text:span></text:p>
        </text:list-item>
        <text:list-item>
          <text:p text:style-name="P13"><text:span text:style-name="T1"><text:s/>Agregar permiso de ejecución al propietario ➜ </text:span><text:span text:style-name="Source_20_Text"><text:span text:style-name="T4">chmod u+x [name-of-the-file]</text:span></text:span></text:p>
        </text:list-item>
        <text:list-item>
          <text:p text:style-name="P13"><text:span text:style-name="T1"><text:s/>Eliminar el permiso de escritura a otros usuarios ➜ </text:span><text:span text:style-name="Source_20_Text"><text:span text:style-name="T4">chmod o-w [name-of-the-file]</text:span></text:span></text:p>
        </text:list-item>
        <text:list-item>
          <text:p text:style-name="P13"><text:span text:style-name="T1"><text:s/>Agregar permiso de lectura al grupo ➜ </text:span><text:span text:style-name="Source_20_Text"><text:span text:style-name="T4">chmod g+r [name-of-the-file]</text:span></text:span></text:p>
        </text:list-item>
        <text:list-item>
          <text:p text:style-name="P13"><text:span text:style-name="T1"><text:s/>Quitar el permiso de escritura y lectura a todos ➜ </text:span><text:span text:style-name="Source_20_Text"><text:span text:style-name="T4">chmod a-wr [name-of-the-file]</text:span></text:span></text:p>
        </text:list-item>
        <text:list-item>
          <text:p text:style-name="P13"><text:span text:style-name="T1"><text:s/>Quitar el permiso de escritura y lectura a todos para todos los archivos en el directorio actual ➜ </text:span><text:span text:style-name="Source_20_Text"><text:span text:style-name="T4">chmod a-wr *.*</text:span></text:span></text:p>
        </text:list-item>
      </text:list>
      <text:h text:style-name="P1" text:outline-level="2"/>
      <text:h text:style-name="P1" text:outline-level="2"><text:bookmark text:name="Comandos_para_trabajar_con_grupos"/>Comandos para trabajar con grupos</text:h>
      <text:list xml:id="list4123398263" text:style-name="L10">
        <text:list-item>
          <text:p text:style-name="P14"><text:span text:style-name="T1"><text:s/>!Enumerar todos los grupos disponibles ➜ </text:span><text:span text:style-name="Source_20_Text"><text:span text:style-name="T4">getent group </text:span></text:span><text:span text:style-name="Source_20_Text"><text:span text:style-name="T6">o cat /</text:span></text:span><text:span text:style-name="Source_20_Text"><text:span text:style-name="T7">etc/group</text:span></text:span></text:p>
        </text:list-item>
        <text:list-item>
          <text:p text:style-name="P14"><text:span text:style-name="T1"><text:s/>Enumerar todos los grupos a los que está asignada mi cuenta ➜ </text:span><text:span text:style-name="Source_20_Text"><text:span text:style-name="T4">groups</text:span></text:span></text:p>
        </text:list-item>
        <text:list-item>
          <text:p text:style-name="P14"><text:span text:style-name="T1"><text:s/>Buscar un grupo específico (usando tuberías) ➜ </text:span><text:span text:style-name="Source_20_Text"><text:span text:style-name="T4">getent group | grep [group-name-to-search]</text:span></text:span></text:p>
        </text:list-item>
        <text:list-item>
          <text:p text:style-name="P14"><text:span text:style-name="T1"><text:s/>Crear un nuevo grupo ➜ </text:span><text:span text:style-name="Source_20_Text"><text:span text:style-name="T4">sudo groupadd [name-for-the-new-group]</text:span></text:span></text:p>
        </text:list-item>
        <text:list-item>
          <text:p text:style-name="P14"><text:span text:style-name="T1"><text:s/>Agregar un usuario existente a un grupo secundario ➜ </text:span><text:span text:style-name="Source_20_Text"><text:span text:style-name="T4">usermod -a -G [group-you-want-to-add-the-user-to] [user-name-to-add]</text:span></text:span></text:p>
        </text:list-item>
      </text:list>
      <text:h text:style-name="P1" text:outline-level="2"><text:bookmark text:name="Propiedades_Cambiar_el_propietario_y_el_grupo_del_archivo_chown"/><text:soft-page-break/>Propiedades: Cambiar el propietario y el grupo del archivo (chown)</text:h>
      <text:list xml:id="list2747031547" text:style-name="L11">
        <text:list-item>
          <text:p text:style-name="P15"><text:span text:style-name="T1"><text:s/>Cambiar la propiedad del usuario para un archivo ➜ </text:span><text:span text:style-name="Source_20_Text"><text:span text:style-name="T4">sudo chown [new-owner-name] [file-to-change-ownership]</text:span></text:span></text:p>
        </text:list-item>
        <text:list-item>
          <text:p text:style-name="P15"><text:span text:style-name="T1"><text:s/>Cambiar la propiedad del usuario para varios archivos ➜ </text:span><text:span text:style-name="Source_20_Text"><text:span text:style-name="T4">sudo chown [new-owner-name] [file-1-to-change-ownership] [file-n-to-change-ownership]</text:span></text:span></text:p>
        </text:list-item>
        <text:list-item>
          <text:p text:style-name="P15"><text:span text:style-name="T1"><text:s/>Cambiar la propiedad del usuario para un directorio ➜ </text:span><text:span text:style-name="Source_20_Text"><text:span text:style-name="T4">sudo chown [new-owner-name] [directory-to-change-ownership]</text:span></text:span></text:p>
        </text:list-item>
        <text:list-item>
          <text:p text:style-name="P15"><text:span text:style-name="T1"><text:s/>Cambiar recursivamente la propiedad del usuario para un directorio y todos sus archivos ➜ </text:span><text:span text:style-name="Source_20_Text"><text:span text:style-name="T4">sudo chown -R [new-owner-name] [directory-to-change-ownership]</text:span></text:span></text:p>
        </text:list-item>
        <text:list-item>
          <text:p text:style-name="P15"><text:span text:style-name="T1"><text:s/>Cambiar la propiedad del grupo para un archivo ➜ </text:span><text:span text:style-name="Source_20_Text"><text:span text:style-name="T4">sudo chown :[new-group-name] [file-to-change-ownership]</text:span></text:span></text:p>
        </text:list-item>
        <text:list-item>
          <text:p text:style-name="P15"><text:span text:style-name="T1"><text:s/>Cambiar la propiedad de usuario y grupo de un archivo ➜ </text:span><text:span text:style-name="Source_20_Text"><text:span text:style-name="T4">sudo chown [new-owner-name]:[new-group-name] [file-to-change-ownership]</text:span></text:span></text:p>
        </text:list-item>
      </text:list>
      <text:h text:style-name="P1" text:outline-level="2"/>
      <text:h text:style-name="P1" text:outline-level="2"><text:bookmark text:name="Atajos_de_Teclado"/>Atajos de Teclado</text:h>
      <text:list xml:id="list106412642" text:style-name="L12">
        <text:list-item>
          <text:p text:style-name="P16"><text:span text:style-name="T1"><text:s/>Buscar en tu historial de búsqueda ➜ </text:span><text:span text:style-name="Source_20_Text"><text:span text:style-name="T4">[CTRL] + r</text:span></text:span><text:span text:style-name="T1">. Luego escriba algunos caracteres para encontrar su comando</text:span></text:p>
        </text:list-item>
        <text:list-item>
          <text:p text:style-name="P16"><text:span text:style-name="T1"><text:s/>Pegar líneas anteriores ➜ </text:span><text:span text:style-name="Source_20_Text"><text:span text:style-name="T4">[CTRL] + p</text:span></text:span></text:p>
        </text:list-item>
        <text:list-item>
          <text:p text:style-name="P16"><text:span text:style-name="T1"><text:s/>Mover el cursor al principio de la línea. ➜</text:span><text:span text:style-name="Source_20_Text"><text:span text:style-name="T4">[CTRL] + a</text:span></text:span></text:p>
        </text:list-item>
        <text:list-item>
          <text:p text:style-name="P16"><text:span text:style-name="T1"><text:s/>Mover el cursor al final de la línea. ➜</text:span><text:span text:style-name="Source_20_Text"><text:span text:style-name="T4">[CTRL] + e</text:span></text:span></text:p>
        </text:list-item>
        <text:list-item>
          <text:p text:style-name="P16"><text:span text:style-name="T1"><text:s/>Mover el cursor un carácter hacia adelante. ➜</text:span><text:span text:style-name="Source_20_Text"><text:span text:style-name="T4">[CTRL] + f</text:span></text:span></text:p>
        </text:list-item>
        <text:list-item>
          <text:p text:style-name="P16"><text:span text:style-name="T1"><text:s/>Mover el cursor un carácter hacia atrás. ➜</text:span><text:span text:style-name="Source_20_Text"><text:span text:style-name="T4">[CTRL] + b</text:span></text:span></text:p>
        </text:list-item>
        <text:list-item>
          <text:p text:style-name="P16"><text:span text:style-name="T1"><text:s/>Borrar la línea completa. ➜</text:span><text:span text:style-name="Source_20_Text"><text:span text:style-name="T4">[CTRL] + u</text:span></text:span></text:p>
        </text:list-item>
        <text:list-item>
          <text:p text:style-name="P16"><text:span text:style-name="T1"><text:s/>Borrar la última palabra escrita. ➜</text:span><text:span text:style-name="Source_20_Text"><text:span text:style-name="T4">[CTRL] + w</text:span></text:span></text:p>
          <text:p text:style-name="P16"><text:span text:style-name="Source_20_Text"><text:span text:style-name="T4"/></text:span></text:p>
        </text:list-item>
      </text:list>
      <text:h text:style-name="P1" text:outline-level="2"><text:bookmark text:name="Comandos_para_trabajar_con_archivos_largos"/>Comandos para trabajar con archivos largos</text:h>
      <text:list xml:id="list592415271" text:style-name="L13">
        <text:list-item>
          <text:p text:style-name="P17"><text:span text:style-name="T1"><text:s/>Imprimir las últimas líneas de un archivo ➜ </text:span><text:span text:style-name="Source_20_Text"><text:span text:style-name="T4">tail [name-of-the-file]</text:span></text:span></text:p>
        </text:list-item>
        <text:list-item>
          <text:p text:style-name="P17"><text:span text:style-name="T1"><text:s/>Imprimir las últimas n líneas para un archivo ➜ </text:span><text:span text:style-name="Source_20_Text"><text:span text:style-name="T4">tail -n [number-of-lines] [name-of-the-file]</text:span></text:span></text:p>
        </text:list-item>
        <text:list-item>
          <text:p text:style-name="P17"><text:span text:style-name="T1"><text:s/>Imprimir las primeras líneas de un archivo ➜ </text:span><text:span text:style-name="Source_20_Text"><text:span text:style-name="T4">head [name-of-the-file]</text:span></text:span></text:p>
        </text:list-item>
        <text:list-item>
          <text:p text:style-name="P17"><text:span text:style-name="T1"><text:s/>Imprimir las primeras n líneas de un archivo ➜ </text:span><text:span text:style-name="Source_20_Text"><text:span text:style-name="T4">head -n [number-of-lines] [name-of-the-file]</text:span></text:span></text:p>
        </text:list-item>
        <text:list-item>
          <text:p text:style-name="P17"><text:span text:style-name="T1"><text:s/>Ojear un archivo ➜ </text:span><text:span text:style-name="Source_20_Text"><text:span text:style-name="T4">less [name-of-the-fil</text:span></text:span><text:span text:style-name="Source_20_Text"><text:span text:style-name="T5">e]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rriweather" svg:font-family="Merriweather"/>
    <style:font-face style:name="Monaco" svg:font-family="Monaco, Consolas, 'andale mono', 'dejavu sans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swald" svg:font-family="Oswal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1T21:03:05.594295104</meta:creation-date>
    <dc:date>2023-05-22T16:20:02.671337856</dc:date>
    <meta:editing-duration>PT25M2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99" meta:word-count="1030" meta:character-count="6724" meta:non-whitespace-character-count="5795"/>
  </office:meta>
</office:document-meta>
</file>